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6pt" fo:font-weight="bold" style:font-name-asian="Helvetica-Bold" style:font-size-asian="16pt" style:font-weight-asian="bold" style:font-name-complex="Helvetica-Bold" style:font-size-complex="16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9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style:snap-to-layout-grid="false">
        <style:tab-stops>
          <style:tab-stop style:position="7.62cm" style:type="center"/>
          <style:tab-stop style:position="16.51cm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2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6" style:family="paragraph" style:parent-style-name="Standard">
      <style:text-properties fo:font-size="12pt" fo:language="en" fo:country="US" style:font-size-asian="12pt" style:font-size-complex="12pt"/>
    </style:style>
    <style:style style:name="P17" style:family="paragraph" style:parent-style-name="Header">
      <style:paragraph-properties style:snap-to-layout-grid="false"/>
    </style:style>
    <style:style style:name="P18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9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20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1" style:family="paragraph" style:parent-style-name="Heading_20_1" style:master-page-name="First_20_Page">
      <style:paragraph-properties style:page-number="auto"/>
    </style:style>
    <style:style style:name="P22" style:family="paragraph" style:parent-style-name="Footer">
      <style:paragraph-properties fo:text-align="center" style:justify-single-word="false"/>
    </style:style>
    <style:style style:name="P2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25" style:family="paragraph">
      <style:paragraph-properties style:writing-mode="lr-tb"/>
    </style:style>
    <style:style style:name="P2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/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date-style style:name="N106">
      <number:month/>
      <number:text>/</number:text>
      <number:day/>
      <number:text>/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106102875715136" text:id="ct1061028757151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75705920" text:id="ct1061028757059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4960" text:id="ct1061028757049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10720" text:id="ct1061028757107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3808" text:id="ct10610287570380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75714368" text:id="ct106102875714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75715136"/><text:change-start text:change-id="ct106102875705920"/>Adopt<text:change-end text:change-id="ct106102875705920"/>ed<text:change-start text:change-id="ct106102875704960"/> as a <text:change-end text:change-id="ct106102875704960"/>NMRA <text:change-start text:change-id="ct106102875710720"/>Standard<text:change-end text:change-id="ct106102875710720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102875703808"/><text:change-start text:change-id="ct106102875714368"/>Version History<text:change-end text:change-id="ct106102875714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3548*"/>
    </style:style>
    <style:style style:name="Table1.B" style:family="table-column">
      <style:table-column-properties style:column-width="1.501cm" style:rel-column-width="851*"/>
    </style:style>
    <style:style style:name="Table1.C" style:family="table-column">
      <style:table-column-properties style:column-width="5.583cm" style:rel-column-width="3165*"/>
    </style:style>
    <style:style style:name="Table1.D" style:family="table-column">
      <style:table-column-properties style:column-width="3.561cm" style:rel-column-width="201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00:30.99" text:date-adjust="PT1440H00M00S">18 Apr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/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  <text:change text:change-id="ct106102875657728"/>
            </table:table-cell>
            <table:table-cell table:style-name="Table1.C1" office:value-type="string">
              <text:p text:style-name="MP12"><text:span text:style-name="MT10">9.7.x.x-S</text:span><text:span text:style-name="MT11"> </text:span></text:p>
              <text:change text:change-id="ct106102875704000"/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4</meta:editing-cycles>
    <meta:editing-duration>PT18H51M50S</meta:editing-duration>
    <meta:generator>OpenOffice/4.1.0$Unix OpenOffice.org_project/410m18$Build-9764</meta:generator>
    <dc:date>2015-02-17T22:59:42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8" meta:word-count="81" meta:character-count="512"/>
  </office:meta>
</office:document-meta>
</file>